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7.1228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 table:number-columns-repeated="2"/>
          <table:table-cell>
            <draw:control table:end-cell-address="SYS_CMDS.K5" table:end-x="0.5484in" table:end-y="0.0094in" draw:z-index="0" draw:text-style-name="P1" svg:width="2.8862in" svg:height="0.4598in" svg:x="0.3291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S_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_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_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S_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table table:name="SYS_SQL_QUER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2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2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2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2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2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</table:table>
      <table:table table:name="SYS_INDEX_DEFI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ALIAS</text:p>
          </table:table-cell>
          <table:table-cell office:value-type="string">
            <text:p>FORMU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/>
          <table:table-cell office:value-type="string">
            <text:p>总负债/总资产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</table:table>
      <table:table table:name="SYS_INDEX_TABLE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table:number-columns-repeated="2" office:value-type="string">
            <text:p>INDEX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总资产</text:p>
          </table:table-cell>
          <table:table-cell office:value-type="string">
            <text:p>总负债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6/09/2017</text:date>, <text:time>21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09T21:57:35.92</dc:date>
    <meta:editing-duration>PT5H21M17S</meta:editing-duration>
    <meta:editing-cycles>82</meta:editing-cycles>
    <meta:generator>OpenOffice/4.1.3$Win32 OpenOffice.org_project/413m1$Build-9783</meta:generator>
    <meta:document-statistic meta:table-count="4" meta:cell-count="77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